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ff99" draw:textarea-horizontal-align="justify" draw:textarea-vertical-align="middle" draw:auto-grow-height="false" fo:min-height="6.25cm" fo:min-width="9.8cm"/>
    </style:style>
    <style:style style:name="gr2" style:family="graphic" style:parent-style-name="standard">
      <style:graphic-properties draw:textarea-horizontal-align="justify" draw:textarea-vertical-align="middle" draw:auto-grow-height="false" fo:min-height="6.45cm" fo:min-width="8.79cm"/>
    </style:style>
    <style:style style:name="gr3" style:family="graphic" style:parent-style-name="standard">
      <style:graphic-properties draw:fill-color="#9933ff" draw:textarea-horizontal-align="justify" draw:textarea-vertical-align="middle" draw:auto-grow-height="false" fo:min-height="9.45cm" fo:min-width="19.09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9.39cm" fo:min-width="19.09cm"/>
    </style:style>
    <style:style style:name="P1" style:family="paragraph">
      <style:paragraph-properties fo:text-align="center"/>
    </style:style>
    <style:style style:name="P2" style:family="paragraph">
      <loext:graphic-properties draw:fill-color="#33ff99"/>
      <style:paragraph-properties fo:text-align="center"/>
    </style:style>
    <style:style style:name="P3" style:family="paragraph">
      <loext:graphic-properties draw:fill-color="#9933ff"/>
      <style:paragraph-properties fo:text-align="center"/>
    </style:style>
    <style:style style:name="P4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3cm" svg:height="6.5cm" svg:x="1cm" svg:y="1cm">
          <text:p text:style-name="P1">Main Log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29cm" svg:height="6.7cm" svg:x="11.3cm" svg:y="1cm">
          <text:p text:style-name="P1">Surfers How-to Titl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9.59cm" svg:height="9.7cm" svg:x="1cm" svg:y="7.6cm">
          <text:p text:style-name="P1">Surfers How-to Video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9.59cm" svg:height="9.64cm" svg:x="1cm" svg:y="17.3cm">
          <text:p text:style-name="P1">Surfers How-to Article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13:29:23.229880285</meta:creation-date>
    <dc:date>2018-06-26T13:31:23.269987281</dc:date>
    <meta:editing-duration>PT2M</meta:editing-duration>
    <meta:editing-cycles>1</meta:editing-cycles>
    <meta:document-statistic meta:object-count="4"/>
    <meta:generator>LibreOffice/5.1.6.2$Linux_X86_64 LibreOffice_project/10m0$Build-2</meta:generator>
  </office:meta>
</office:document-meta>
</file>